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D" style:family="table-column">
      <style:table-column-properties style:column-width="6.426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3094" officeooo:paragraph-rsid="001f3094"/>
    </style:style>
    <style:style style:name="P2" style:family="paragraph" style:parent-style-name="Standard">
      <style:text-properties officeooo:rsid="002114ab" officeooo:paragraph-rsid="002114ab"/>
    </style:style>
    <style:style style:name="P3" style:family="paragraph" style:parent-style-name="Standard">
      <style:text-properties officeooo:rsid="00225f7c" officeooo:paragraph-rsid="001f3094"/>
    </style:style>
    <style:style style:name="P4" style:family="paragraph" style:parent-style-name="Standard">
      <style:text-properties officeooo:rsid="00225f7c" officeooo:paragraph-rsid="002a4b06"/>
    </style:style>
    <style:style style:name="P5" style:family="paragraph" style:parent-style-name="Standard">
      <style:text-properties style:font-name="arial" officeooo:rsid="002c142a" officeooo:paragraph-rsid="002a4b06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officeooo:rsid="00374ece" officeooo:paragraph-rsid="00374ece" style:font-size-asian="16pt" style:font-size-complex="16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officeooo:rsid="002c142a" officeooo:paragraph-rsid="002c142a"/>
    </style:style>
    <style:style style:name="P9" style:family="paragraph" style:parent-style-name="Table_20_Contents">
      <style:text-properties style:font-name="arial" officeooo:rsid="00327741" officeooo:paragraph-rsid="00327741"/>
    </style:style>
    <style:style style:name="T1" style:family="text">
      <style:text-properties officeooo:rsid="0034f29f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note text:id="ftn0" text:note-class="footnote"><text:note-citation>1</text:note-citation><text:note-body><text:p text:style-name="Footnote"/></text:note-body></text:note></text:p>
      <text:p text:style-name="P6">Liste dossiers</text:p>
      <text:p text:style-name="P3"/>
      <text:section text:style-name="Sect1" text:name="Section1">
        <table:table table:name="Tableau1" table:style-name="Tableau1">
          <table:table-column table:style-name="Tableau1.A" table:number-columns-repeated="3"/>
          <table:table-column table:style-name="Tableau1.D"/>
          <table:table-row>
            <table:table-cell table:style-name="Tableau1.A1" office:value-type="string">
              <text:p text:style-name="P5"><text:text-input text:description="">folder.getLicenceSubject()</text:text-input></text:p>
            </table:table-cell>
            <table:table-cell table:style-name="Tableau1.A1" office:value-type="string">
              <text:p text:style-name="P7"><text:text-input text:description="">folder.getReference()</text:text-input></text:p>
            </table:table-cell>
            <table:table-cell table:style-name="Tableau1.A1" office:value-type="string">
              <text:p text:style-name="P8"><text:bookmark-start text:name="__DdeLink__81411_1110268466"/><text:span text:style-name="T1"><text:text-input text:description="">folder.getApplicantsSignaletic()</text:text-input></text:span><text:s/><text:bookmark-end text:name="__DdeLink__81411_1110268466"/><text:text-input text:description=""/></text:p>
            </table:table-cell>
            <table:table-cell table:style-name="Tableau1.D1" office:value-type="string">
              <text:p text:style-name="P9"><text:text-input text:description="">folder.getWorkLocationSignaletic()</text:text-input></text:p>
            </table:table-cell>
          </table:table-row>
        </table:table>
        <text:p text:style-name="P4"><office:annotation><dc:creator>Auteur inconnu</dc:creator><dc:date>2017-03-24T15:08:07</dc:date><text:p><text:span text:style-name="T2">do section for folder in [b.getObject() for b in brains]</text:span></text:p></office:annotation></text:p>
      </text:section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3-24T13:30:04.145220303</meta:creation-date>
    <dc:date>2020-04-02T14:59:32.555232192</dc:date>
    <meta:editing-duration>PT5H36M48S</meta:editing-duration>
    <meta:editing-cycles>21</meta:editing-cycles>
    <meta:generator>LibreOffice/6.3.5.2$Linux_X86_64 LibreOffice_project/30$Build-2</meta:generator>
    <meta:document-statistic meta:table-count="1" meta:image-count="0" meta:object-count="0" meta:page-count="1" meta:paragraph-count="7" meta:word-count="17" meta:character-count="139" meta:non-whitespace-character-count="137"/>
  </office:meta>
</office:document-meta>
</file>